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QUE PIMENTEL, DENIS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QUE PIMENTEL, DENIS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6575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75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77681731</text:p>
          </table:table-cell>
          <table:table-cell table:style-name="Tabla2.A2" office:value-type="string">
            <text:p text:style-name="P9">82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ICIA CR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EFECTUAR BOLETA: ALICIA CRUZ DNI: 7077317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10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